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list-style-name="L1"/>
    <style:style style:name="P2" style:family="paragraph" style:list-style-name="L2"/>
    <style:style style:name="P3" style:family="paragraph" style:list-style-name="L3"/>
    <style:style style:name="P4" style:family="paragraph" style:list-style-name="L4"/>
    <style:style style:name="P5" style:family="paragraph" style:list-style-name="L5"/>
    <style:style style:name="P6" style:family="paragraph" style:list-style-name="L6"/>
    <style:style style:name="P7" style:family="paragraph" style:list-style-name="L7"/>
    <style:style style:name="P8" style:family="paragraph" style:parent-style-name="Text_20_body" style:list-style-name="L7">
      <style:text-properties officeooo:paragraph-rsid="00125da7"/>
    </style:style>
    <style:style style:name="P9" style:family="paragraph" style:list-style-name="L8">
      <style:text-properties officeooo:paragraph-rsid="00125da7"/>
    </style:style>
    <style:style style:name="P10" style:family="paragraph" style:parent-style-name="Text_20_body" style:list-style-name="L8">
      <style:text-properties officeooo:paragraph-rsid="00125da7"/>
    </style:style>
    <style:style style:name="P11" style:family="paragraph" style:list-style-name="L9"/>
    <style:style style:name="T1" style:family="text">
      <style:text-properties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Investigación y Presentación:</text:span></text:p>
      <text:list text:style-name="L7">
        <text:list-item>
          <text:list>
            <text:list-item>
              <text:p text:style-name="P8"><text:span text:style-name="Strong_20_Emphasis">Periféricos y Comunicaciones (1.8, 1.9):</text:span> Realiza una investigación sobre diferentes tipos de dispositivos periféricos, clasificándolos según su mecanismo de comunicación. Deberás también describir los protocolos estándar de comunicación inalámbrica, ejemplificando con casos de uso reales.</text:p>
            </text:list-item>
          </text:list>
        </text:list-item>
      </text:list>
      <text:p text:style-name="Text_20_body"><text:span text:style-name="Strong_20_Emphasis">Informe Final:</text:span></text:p>
      <text:list text:style-name="L9">
        <text:list-item>
          <text:list>
            <text:list-item>
              <text:p text:style-name="Text_20_body">Compila toda la información en un informe final que incluya:</text:p>
              <text:list>
                <text:list-item>
                  <text:p text:style-name="Text_20_body">La descripción teórica de la arquitectura de un sistema microinformático.</text:p>
                </text:list-item>
                <text:list-item>
                  <text:p text:style-name="Text_20_body">Documentación detallada del proceso de configuración del equipo, incluyendo fotos o capturas de pantalla.</text:p>
                </text:list-item>
                <text:list-item>
                  <text:p text:style-name="Text_20_body">Resultados de evaluación de rendimiento y estrategias de diagnóstico para las averías.</text:p>
                </text:list-item>
                <text:list-item>
                  <text:p text:style-name="Text_20_body">Un resumen de los periféricos y protocolos de comunicación inalámbrica, con ejemplos prácticos.</text:p>
                </text:list-item>
              </text:list>
            </text:list-item>
            <text:list-item>
              <text:p text:style-name="Text_20_body">Este informe deberá presentarse en un formato profesional y será defendido oralmente frente a la clase o un panel de profesores.</text:p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56:23.095034308</meta:creation-date>
    <dc:date>2023-11-06T19:03:45.485824208</dc:date>
    <meta:editing-duration>PT7M20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10" meta:word-count="127" meta:character-count="887" meta:non-whitespace-character-count="775"/>
  </office:meta>
</office:document-meta>
</file>